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E</mi>
              </mrow>
            </mstyle>
            <mrow>
              <mi/>
              <mo stretchy="false">=</mo>
              <mi/>
            </mrow>
            <mfenced open="(" close=")">
              <mrow>
                <msub>
                  <mi>E</mi>
                  <mrow>
                    <msub>
                      <mn>0</mn>
                      <mi>x</mi>
                    </msub>
                  </mrow>
                </msub>
                <msub>
                  <mrow>
                    <mstyle mathvariant="bold">
                      <mrow>
                        <mtext>e</mtext>
                      </mrow>
                    </mstyle>
                  </mrow>
                  <mi>x</mi>
                </msub>
                <mrow>
                  <mi/>
                  <mo stretchy="false">+</mo>
                  <mi/>
                </mrow>
                <msub>
                  <mi>E</mi>
                  <mrow>
                    <msub>
                      <mn>0</mn>
                      <mi>y</mi>
                    </msub>
                  </mrow>
                </msub>
                <msub>
                  <mrow>
                    <mstyle mathvariant="bold">
                      <mrow>
                        <mtext>e</mtext>
                      </mrow>
                    </mstyle>
                  </mrow>
                  <mi>y</mi>
                </msub>
              </mrow>
            </mfenced>
            <msup>
              <mtext>e</mtext>
              <mrow>
                <mtext>i</mtext>
                <mrow>
                  <mo stretchy="false">(</mo>
                  <mrow>
                    <mrow>
                      <mi mathvariant="italic">kz</mi>
                      <mo stretchy="false">−</mo>
                      <mo stretchy="false">ω</mo>
                    </mrow>
                    <mi>t</mi>
                  </mrow>
                  <mo stretchy="false">)</mo>
                </mrow>
              </mrow>
            </msup>
          </mrow>
        </mtd>
      </mtr>
      <mtr>
        <mtd>
          <mrow>
            <mstyle mathvariant="bold">
              <mrow>
                <mi>B</mi>
              </mrow>
            </mstyle>
            <mrow>
              <mi/>
              <mo stretchy="false">=</mo>
              <mi/>
            </mrow>
            <mfrac>
              <mn>1</mn>
              <mi>u</mi>
            </mfrac>
            <mfenced open="(" close=")">
              <mrow>
                <mrow>
                  <mo stretchy="false">−</mo>
                  <msub>
                    <mi>E</mi>
                    <mrow>
                      <msub>
                        <mn>0</mn>
                        <mi>y</mi>
                      </msub>
                    </mrow>
                  </msub>
                </mrow>
                <msub>
                  <mrow>
                    <mstyle mathvariant="bold">
                      <mrow>
                        <mtext>e</mtext>
                      </mrow>
                    </mstyle>
                  </mrow>
                  <mi>x</mi>
                </msub>
                <mrow>
                  <mi/>
                  <mo stretchy="false">+</mo>
                  <mi/>
                </mrow>
                <msub>
                  <mi>E</mi>
                  <mrow>
                    <msub>
                      <mn>0</mn>
                      <mi>x</mi>
                    </msub>
                  </mrow>
                </msub>
                <msub>
                  <mrow>
                    <mstyle mathvariant="bold">
                      <mrow>
                        <mtext>e</mtext>
                      </mrow>
                    </mstyle>
                  </mrow>
                  <mi>y</mi>
                </msub>
              </mrow>
            </mfenced>
            <msup>
              <mtext>e</mtext>
              <mrow>
                <mtext>i</mtext>
                <mrow>
                  <mo stretchy="false">(</mo>
                  <mrow>
                    <mrow>
                      <mi mathvariant="italic">kz</mi>
                      <mo stretchy="false">−</mo>
                      <mo stretchy="false">ω</mo>
                    </mrow>
                    <mi>t</mi>
                  </mrow>
                  <mo stretchy="false">)</mo>
                </mrow>
              </mrow>
            </msup>
          </mrow>
        </mtd>
      </mtr>
    </mtable>
    <annotation encoding="StarMath 5.0">bold E `=` left ( E_{0_x} {bold "e"} _x `+` E_{0_y} {bold "e"} _y right ) "e"^{"i"(kz - %iomega t)} newline
bold B `=` 1 over u left ( -E_{0_y} {bold "e"} _x `+` E_{0_x} {bold "e"} _y right ) "e"^{"i"(kz - %iomega 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6:03:27.847000000</meta:creation-date>
    <meta:generator>LibreOffice/4.1.4.2$Windows_x86 LibreOffice_project/0a0440ccc0227ad9829de5f46be37cfb6edcf72</meta:generator>
  </office:meta>
</office:document-meta>
</file>